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2000008400001923000012C2580E2C7B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1" style:family="table">
      <style:table-properties table:align="margins" fo:keep-with-next="always"/>
    </style:style>
    <style:style style:name="Table1.A" style:family="table-column">
      <style:table-column-properties style:rel-column-width="1310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E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1" style:master-page-name="">
      <style:paragraph-properties fo:break-before="page"/>
    </style:style>
    <style:style style:name="P2" style:family="paragraph" style:parent-style-name="Heading_20_2" style:master-page-name="">
      <style:paragraph-properties fo:break-before="pag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99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IndexSection_0" text:display="none">
        <text:p text:style-name="Standard"/>
      </text:section>
      <text:section text:style-name="Sect1" text:name="IndexSection_1" text:display="none">
        <text:p text:style-name="Standard"/>
      </text:section>
      <text:section text:style-name="Sect1" text:name="IndexSection_2" text:display="none">
        <text:p text:style-name="Standard"/>
      </text:section>
      <text:section text:style-name="Sect1" text:name="IndexSection_3" text:display="none">
        <text:p text:style-name="Standard"/>
      </text:section>
      <text:section text:style-name="Sect1" text:name="IndexSection_4" text:display="none">
        <text:p text:style-name="Standard"/>
      </text:section>
      <text:section text:style-name="Sect1" text:name="IndexSection_5" text:display="none">
        <text:p text:style-name="Standard"/>
      </text:section>
      <text:section text:style-name="Sect1" text:name="IndexSection_6">
        <text:p text:style-name="Standard"/>
      </text:section>
      <text:section text:style-name="Sect1" text:name="IndexContentSection">
        <text:h text:style-name="P1" text:outline-level="1">Heading 1</text:h>
        <text:p text:style-name="Standard">This is the content from the first chapter. This is a user directory entry.<text:line-break/> <text:alphabetical-index-mark text:string-value="Chapter"/><text:s text:c="2"/><text:user-index-mark text:string-value="User Directory Entry" text:index-name="User-Defined" text:outline-level="1"/></text:p>
        <text:h text:style-name="P2" text:outline-level="2">Heading 1.1</text:h>
        <text:p text:style-name="Standard">This is the content from chapter 1.1. This is the entry for the table of contents.<text:line-break/> <text:toc-mark text:string-value="Entry" text:outline-level="1"/></text:p>
        <text:h text:style-name="P2" text:outline-level="2">Heading 1.2</text:h>
        <text:p text:style-name="Standard">This is the content from chapter 1.2. This keyword is a main entry.<text:line-break/> <text:alphabetical-index-mark text:string-value="this" text:key1="Primary key" text:key2="Secondary key"/><text:s text:c="2"/><text:alphabetical-index-mark text:string-value="Keyword"/></text:p>
        <text:p text:style-name="Standard"/>
      </text:section>
      <text:p text:style-name="Standard"/>
      <table:table table:name="Table1" table:style-name="Table1">
        <table:table-column table:style-name="Table1.A" table:number-columns-repeated="5"/>
        <table:table-header-rows>
          <table:table-row>
            <table:table-cell table:style-name="Table1.A1" office:value-type="string">
              <text:p text:style-name="Table_20_Heading"/>
            </table:table-cell>
            <table:table-cell table:style-name="Table1.A1" office:value-type="string">
              <text:p text:style-name="Table_20_Heading"/>
            </table:table-cell>
            <table:table-cell table:style-name="Table1.A1" office:value-type="string">
              <text:p text:style-name="Table_20_Heading"/>
            </table:table-cell>
            <table:table-cell table:style-name="Table1.A1" office:value-type="string">
              <text:p text:style-name="Table_20_Heading"/>
            </table:table-cell>
            <table:table-cell table:style-name="Table1.E1" office:value-type="string">
              <text:p text:style-name="Table_20_Heading"/>
            </table:table-cell>
          </table:table-row>
        </table:table-header-rows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Table">Table <text:sequence text:ref-name="refTable0" text:name="Table" text:formula="ooow:Table+1" style:num-format="1">1</text:sequence>: This is table 1</text:p>
      <text:p text:style-name="Standard"><draw:frame draw:style-name="fr1" draw:name="Rahmen1" text:anchor-type="paragraph" svg:x="5.23cm" svg:y="0.104cm" svg:width="4.958cm" draw:z-index="0"><draw:text-box fo:min-height="2.064cm"><text:p text:style-name="Illustration"><draw:frame draw:style-name="fr2" draw:name="Graphic1" text:anchor-type="paragraph" svg:x="0.016cm" svg:y="0cm" svg:width="2.766cm" svg:height="2.064cm" draw:z-index="1"><draw:image xlink:href="Pictures/2000008400001923000012C2580E2C7B.wmf" xlink:type="simple" xlink:show="embed" xlink:actuate="onLoad"/></draw:frame>Image <text:sequence text:ref-name="refIllustration0" text:name="Illustration" text:formula="ooow:Illustration+1" style:num-format="1">1</text:sequence>: This is image 1</text:p></draw:text-box></draw:frame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en" fo:country="US" style:font-name-asian="HG Mincho Light J" style:font-size-asian="12pt" style:language-asian="none" style:country-asian="none" style:font-name-complex="Arial Unicode M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use-window-font-color="true" fo:language="en" fo:country="GB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style="italic" fo:font-weight="bold"/>
    </style:style>
    <style:style style:name="Caption" style:family="paragraph" style:parent-style-name="Standard" style:class="extra">
      <style:paragraph-properties fo:margin-top="0.212cm" fo:margin-bottom="0.212cm"/>
      <style:text-properties fo:font-size="10pt" fo:font-style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/>
    </style:style>
    <style:style style:name="Footnote_20_Symbol" style:display-name="Footnote Symbol" style:family="text">
      <style:text-properties fo:language="en" fo:country="GB"/>
    </style:style>
    <style:style style:name="Page_20_Number" style:display-name="Page Number" style:family="text">
      <style:text-properties fo:language="en" fo:country="GB"/>
    </style:style>
    <style:style style:name="Caption_20_characters" style:display-name="Caption characters" style:family="text">
      <style:text-properties fo:language="en" fo:country="GB"/>
    </style:style>
    <style:style style:name="Drop_20_Caps" style:display-name="Drop Caps" style:family="text">
      <style:text-properties fo:language="en" fo:country="GB"/>
    </style:style>
    <style:style style:name="Numbering_20_Symbols" style:display-name="Numbering Symbols" style:family="text">
      <style:text-properties fo:language="en" fo:country="GB"/>
    </style:style>
    <style:style style:name="Bullet_20_Symbols" style:display-name="Bullet Symbols" style:family="text">
      <style:text-properties style:font-name="StarSymbol" fo:font-size="9pt" fo:language="en" fo:country="GB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fo:language="en" fo:country="GB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en" fo:country="GB" style:text-underline-style="solid" style:text-underline-width="auto" style:text-underline-color="font-color"/>
    </style:style>
    <style:style style:name="Placeholder" style:family="text">
      <style:text-properties fo:font-variant="small-caps" fo:color="#008080" fo:language="en" fo:country="GB" style:text-underline-style="dotted" style:text-underline-width="auto" style:text-underline-color="font-color"/>
    </style:style>
    <style:style style:name="Index_20_Link" style:display-name="Index Link" style:family="text">
      <style:text-properties fo:language="en" fo:country="GB"/>
    </style:style>
    <style:style style:name="Endnote_20_Symbol" style:display-name="Endnote Symbol" style:family="text">
      <style:text-properties fo:language="en" fo:country="GB"/>
    </style:style>
    <style:style style:name="Line_20_numbering" style:display-name="Line numbering" style:family="text">
      <style:text-properties fo:language="en" fo:country="GB"/>
    </style:style>
    <style:style style:name="Main_20_index_20_entry" style:display-name="Main index entry" style:family="text">
      <style:text-properties fo:language="en" fo:country="GB" fo:font-weight="bold" style:font-weight-asian="bold" style:font-weight-complex="bold"/>
    </style:style>
    <style:style style:name="Footnote_20_anchor" style:display-name="Footnote anchor" style:family="text">
      <style:text-properties style:text-position="super 58%" fo:language="en" fo:country="GB"/>
    </style:style>
    <style:style style:name="Endnote_20_anchor" style:display-name="Endnote anchor" style:family="text">
      <style:text-properties style:text-position="super 58%" fo:language="en" fo:country="GB"/>
    </style:style>
    <style:style style:name="Rubies" style:family="text">
      <style:text-properties fo:font-size="6pt" fo:language="en" fo:country="GB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fo:language="en" fo:country="GB" style:text-rotation-angle="90" style:text-rotation-scale="line-height"/>
    </style:style>
    <style:style style:name="Emphasis" style:family="text">
      <style:text-properties fo:language="en" fo:country="GB" fo:font-style="italic" style:font-style-asian="italic" style:font-style-complex="italic"/>
    </style:style>
    <style:style style:name="Citation" style:family="text">
      <style:text-properties fo:language="en" fo:country="GB" fo:font-style="italic" style:font-style-asian="italic" style:font-style-complex="italic"/>
    </style:style>
    <style:style style:name="Strong_20_Emphasis" style:display-name="Strong Emphasis" style:family="text">
      <style:text-properties fo:language="en" fo:country="GB" fo:font-weight="bold" style:font-weight-asian="bold" style:font-weight-complex="bold"/>
    </style:style>
    <style:style style:name="Source_20_Text" style:display-name="Source Text" style:family="text">
      <style:text-properties style:font-name="Courier New" fo:language="en" fo:country="GB" style:font-name-asian="Courier New" style:font-name-complex="Courier New"/>
    </style:style>
    <style:style style:name="Example" style:family="text">
      <style:text-properties style:font-name="Courier New" fo:language="en" fo:country="GB" style:font-name-asian="Courier New" style:font-name-complex="Courier New"/>
    </style:style>
    <style:style style:name="User_20_Entry" style:display-name="User Entry" style:family="text">
      <style:text-properties style:font-name="Courier New" fo:language="en" fo:country="GB" style:font-name-asian="Courier New" style:font-name-complex="Courier New"/>
    </style:style>
    <style:style style:name="Variable" style:family="text">
      <style:text-properties fo:language="en" fo:country="GB" fo:font-style="italic" style:font-style-asian="italic" style:font-style-complex="italic"/>
    </style:style>
    <style:style style:name="Definition" style:family="text">
      <style:text-properties fo:language="en" fo:country="GB"/>
    </style:style>
    <style:style style:name="Teletype" style:family="text">
      <style:text-properties style:font-name="Courier New" fo:language="en" fo:country="GB" style:font-name-asian="Courier New" style:font-name-complex="Courier New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5$Build-8947$CWS-extras22</meta:generator>
    <meta:creation-date>1999-12-07T16:24:14</meta:creation-date>
    <dc:creator>David Bartlett</dc:creator>
    <dc:date>2005-05-17T14:21:38</dc:date>
    <dc:language>en-US</dc:language>
    <meta:editing-cycles>20</meta:editing-cycles>
    <meta:editing-duration>PT1H27M27S</meta:editing-duration>
    <meta:user-defined meta:name="Info 0"/>
    <meta:user-defined meta:name="Info 2"/>
    <meta:user-defined meta:name="Info 3"/>
    <meta:user-defined meta:name="Info 4"/>
    <meta:document-statistic meta:table-count="1" meta:image-count="1" meta:object-count="0" meta:page-count="4" meta:paragraph-count="8" meta:word-count="59" meta:character-count="318"/>
  </office:meta>
</office:document-meta>
</file>